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03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translation-pt-team</text:p>
          </table:table-cell>
          <table:table-cell office:value-type="string" calcext:value-type="string">
            <text:p>comment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sn26.1:0.1</text:p>
          </table:table-cell>
          <table:table-cell office:value-type="string" calcext:value-type="string">
            <text:p>Saṃyutta Nikāya 26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inked Discourses 26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article id='sn26.1'&gt;&lt;header&gt;&lt;ul&gt;&lt;li class='division'&gt;{}&lt;/li&gt;</text:p>
          </table:table-cell>
          <table:table-cell/>
        </table:table-row>
        <table:table-row table:style-name="ro1">
          <table:table-cell office:value-type="string" calcext:value-type="string">
            <text:p>sn26.1:0.2</text:p>
          </table:table-cell>
          <table:table-cell office:value-type="string" calcext:value-type="string">
            <text:p>1. Uppādavagga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Arising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li&gt;{}&lt;/li&gt;&lt;/ul&gt;</text:p>
          </table:table-cell>
          <table:table-cell/>
        </table:table-row>
        <table:table-row table:style-name="ro1">
          <table:table-cell office:value-type="string" calcext:value-type="string">
            <text:p>sn26.1:0.3</text:p>
          </table:table-cell>
          <table:table-cell office:value-type="string" calcext:value-type="string">
            <text:p>1. Cakkhusutta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The Eye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 class='sutta-title'&gt;{}&lt;/h1&gt;&lt;/header&gt;</text:p>
          </table:table-cell>
          <table:table-cell/>
        </table:table-row>
        <table:table-row table:style-name="ro1">
          <table:table-cell office:value-type="string" calcext:value-type="string">
            <text:p>sn26.1:1.1</text:p>
          </table:table-cell>
          <table:table-cell office:value-type="string" calcext:value-type="string">
            <text:p>Sāvatthinidānaṃ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 Sāvatthī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bj15.450, cck17.205, csp1ed13.190, csp2ed13.190, dr17.280, ms13S3_1068, msdiv312, ndp13.443, pts-vp-pli3.229, sc1, sya17.283, vri25.223</text:p>
          </table:table-cell>
        </table:table-row>
        <table:table-row table:style-name="ro1">
          <table:table-cell office:value-type="string" calcext:value-type="string">
            <text:p>sn26.1:1.2</text:p>
          </table:table-cell>
          <table:table-cell office:value-type="string" calcext:value-type="string">
            <text:p>“Yo kho, bhikkhave, cakkhussa uppādo ṭhiti abhinibbatti pātubhāvo, dukkhasseso uppādo, rogānaṃ ṭhiti, jarāmaraṇassa pātubhāvo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Mendicants, the arising, continuation, rebirth, and manifestation of the eye is the arising of suffering, the continuation of diseases, and the manifestation of old age and death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ee my note on SN 14.36 for the syntax.</text:p>
          </table:table-cell>
          <table:table-cell office:value-type="string" calcext:value-type="string">
            <text:p>&lt;p&gt;{}</text:p>
          </table:table-cell>
          <table:table-cell/>
        </table:table-row>
        <table:table-row table:style-name="ro1">
          <table:table-cell office:value-type="string" calcext:value-type="string">
            <text:p>sn26.1:1.3</text:p>
          </table:table-cell>
          <table:table-cell office:value-type="string" calcext:value-type="string">
            <text:p>Yo sotassa uppādo ṭhiti …pe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e arising, continuation, rebirth, and manifestation of the ear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26.1:1.4</text:p>
          </table:table-cell>
          <table:table-cell office:value-type="string" calcext:value-type="string">
            <text:p>yo ghānassa uppādo ṭhiti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ose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26.1:1.5</text:p>
          </table:table-cell>
          <table:table-cell office:value-type="string" calcext:value-type="string">
            <text:p>yo jivhāya uppādo ṭhiti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ongue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26.1:1.6</text:p>
          </table:table-cell>
          <table:table-cell office:value-type="string" calcext:value-type="string">
            <text:p>yo kāyassa uppādo ṭhiti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ody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26.1:1.7</text:p>
          </table:table-cell>
          <table:table-cell office:value-type="string" calcext:value-type="string">
            <text:p>yo manassa uppādo ṭhiti abhinibbatti pātubhāvo, dukkhasseso uppādo, rogānaṃ ṭhiti, jarāmaraṇassa pātubhāvo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d mind is the arising of suffering, the continuation of diseases, and the manifestation of old age and death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26.1:1.8</text:p>
          </table:table-cell>
          <table:table-cell office:value-type="string" calcext:value-type="string">
            <text:p>Yo ca, bhikkhave, cakkhussa nirodho vūpasamo atthaṅgamo, dukkhasseso nirodho, rogānaṃ vūpasamo, jarāmaraṇassa atthaṅgamo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e cessation, settling, and ending of the eye is the cessation of suffering, the settling of diseases, and the ending of old age and death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26.1:1.9</text:p>
          </table:table-cell>
          <table:table-cell office:value-type="string" calcext:value-type="string">
            <text:p>Yo sotassa nirodho …pe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e cessation, settling, and ending of the ear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26.1:1.10</text:p>
          </table:table-cell>
          <table:table-cell office:value-type="string" calcext:value-type="string">
            <text:p>yo ghānassa nirodho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ose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26.1:1.11</text:p>
          </table:table-cell>
          <table:table-cell office:value-type="string" calcext:value-type="string">
            <text:p>yo jivhāya nirodho … </text:p>
          </table:table-cell>
          <table:table-cell/>
          <table:table-cell office:value-type="string" calcext:value-type="string">
            <text:p>tongue, </text:p>
          </table:table-cell>
          <table:table-cell table:number-columns-repeated="2"/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26.1:1.12</text:p>
          </table:table-cell>
          <table:table-cell office:value-type="string" calcext:value-type="string">
            <text:p>yo kāyassa nirodho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ody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26.1:1.13</text:p>
          </table:table-cell>
          <table:table-cell office:value-type="string" calcext:value-type="string">
            <text:p>yo manassa nirodho vūpasamo atthaṅgamo, dukkhasseso nirodho, rogānaṃ vūpasamo, jarāmaraṇassa atthaṅgamo”ti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d mind is the cessation of suffering, the settling of diseases, and the ending of old age and death.”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26.1:1.14</text:p>
          </table:table-cell>
          <table:table-cell office:value-type="string" calcext:value-type="string">
            <text:p>Paṭhamaṃ. 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&lt;p class='endsection'&gt;{}&lt;/p&gt;&lt;/article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20:53:29.108329</meta:creation-date>
    <dc:date>2020-06-19T20:54:27.509247768</dc:date>
    <meta:generator>LibreOffice/6.4.2.2$Linux_X86_64 LibreOffice_project/40$Build-2</meta:generator>
    <meta:editing-cycles>2</meta:editing-cycles>
    <meta:editing-duration>PT54S</meta:editing-duration>
    <meta:document-statistic meta:table-count="1" meta:cell-count="125" meta:object-count="0"/>
  </office:meta>
</office:document-meta>
</file>